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5cm"/>
      <style:paragraph-properties style:writing-mode="lr-tb"/>
    </style:style>
    <style:style style:name="pr2" style:family="presentation" style:parent-style-name="Default-outline1">
      <style:graphic-properties fo:min-height="11.92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666cm" fo:margin-bottom="0cm" fo:text-indent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5cm" svg:x="1.4cm" svg:y="0.837cm" presentation:class="title">
          <draw:text-box>
            <text:p>Investigator</text:p>
          </draw:text-box>
        </draw:frame>
        <draw:frame presentation:style-name="pr2" draw:layer="layout" svg:width="25.199cm" svg:height="12.179cm" svg:x="1.4cm" svg:y="4.913cm" presentation:class="outline">
          <draw:text-box>
            <text:list text:style-name="L2">
              <text:list-item>
                <text:p>Multiple sessions</text:p>
                <text:list>
                  <text:list-item>
                    <text:p>Add/remove/copy</text:p>
                  </text:list-item>
                  <text:list-item>
                    <text:p>Save/load</text:p>
                  </text:list-item>
                </text:list>
              </text:list-item>
              <text:list-item>
                <text:p>Load mango CSV dataset in LO Calc</text:p>
              </text:list-item>
              <text:list-item>
                <text:p>Copy section, add Clipboard source</text:p>
              </text:list-item>
              <text:list-item>
                <text:p>Show selecting class from table</text:p>
              </text:list-item>
              <text:list-item>
                <text:p>Change class attribute selection from menu</text:p>
                <text:list>
                  <text:list-item>
                    <text:p>use ByName -&gt; DM</text:p>
                  </text:list-item>
                </text:list>
              </text:list-item>
              <text:list-item>
                <text:p>Load mango ARFF datasets (cal, val-ext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5cm" svg:x="1.4cm" svg:y="0.837cm" presentation:class="title">
          <draw:text-box>
            <text:p>Preprocess</text:p>
          </draw:text-box>
        </draw:frame>
        <draw:frame presentation:style-name="pr2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quick change attribute types</text:p>
              </text:list-item>
              <text:list-item>
                <text:p>remove attributes manual, undo</text:p>
              </text:list-item>
              <text:list-item>
                <text:p>split dataset</text:p>
              </text:list-item>
              <text:list-item>
                <text:p>batch filter (Remove, select atts for range)</text:p>
              </text:list-item>
              <text:list-item>
                <text:p>save datasets</text:p>
              </text:list-item>
              <text:list-item>
                <text:p>revert modified datase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5cm" svg:x="1.4cm" svg:y="0.837cm" presentation:class="title">
          <draw:text-box>
            <text:p>Data</text:p>
          </draw:text-box>
        </draw:frame>
        <draw:frame presentation:style-name="pr2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Sort by DM, plot column</text:p>
              </text:list-item>
              <text:list-item>
                <text:p>Select range</text:p>
                <text:list>
                  <text:list-item>
                    <text:p>save selected</text:p>
                  </text:list-item>
                  <text:list-item>
                    <text:p>as new dataset</text:p>
                  </text:list-item>
                  <text:list-item>
                    <text:p>filter "Temp" using "low"</text:p>
                  </text:list-item>
                  <text:list-item>
                    <text:p>remove filter</text:p>
                  </text:list-item>
                </text:list>
              </text:list-item>
              <text:list-item>
                <text:p>Select single row, plot row (13-last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5cm" svg:x="1.4cm" svg:y="0.837cm" presentation:class="title">
          <draw:text-box>
            <text:p>Classify</text:p>
          </draw:text-box>
        </draw:frame>
        <draw:frame presentation:style-name="pr2" draw:layer="layout" svg:width="25.199cm" svg:height="14.587cm" svg:x="1.4cm" svg:y="4.813cm" presentation:class="outline" presentation:user-transformed="true">
          <draw:text-box>
            <text:list text:style-name="L2">
              <text:list-item>
                <text:p>select train/test set, select datasets</text:p>
              </text:list-item>
              <text:list-item>
                <text:p>additional attributes SampleID</text:p>
              </text:list-item>
              <text:list-item>
                <text:p>classifier: FilteredClassifier</text:p>
                <text:list>
                  <text:list-item>
                    <text:p>(LWLSynchro: GPD)</text:p>
                  </text:list-item>
                  <text:list-item>
                    <text:p>(MultiFilter: Remove 12-last inv, PLSFilter)</text:p>
                  </text:list-item>
                </text:list>
              </text:list-item>
              <text:list-item>
                <text:p>evaluate</text:p>
              </text:list-item>
              <text:list-item>
                <text:p>output generators: add Errors, regenerate</text:p>
              </text:list-item>
            </text:list>
            <text:list text:style-name="L3">
              <text:list-item>
                <text:p text:style-name="P2">click on crosses in Errors plots (-&gt; SampleID col)</text:p>
              </text:list-item>
              <text:list-item>
                <text:p text:style-name="P2">result history: export output as zip</text:p>
              </text:list-item>
              <text:list-item>
                <text:p text:style-name="P2">output generators: add Predictions (-&gt; SampleID col)</text:p>
              </text:list-item>
              <text:list-item>
                <text:p text:style-name="P2">result history: export output as zip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5cm" svg:x="1.4cm" svg:y="0.837cm" presentation:class="title">
          <draw:text-box>
            <text:p>Classify</text:p>
          </draw:text-box>
        </draw:frame>
        <draw:frame presentation:style-name="pr2" draw:layer="layout" svg:width="25.199cm" svg:height="14.687cm" svg:x="1.4cm" svg:y="4.913cm" presentation:class="outline" presentation:user-transformed="true">
          <draw:text-box>
            <text:list text:style-name="L2">
              <text:list-item>
                <text:p>copy tab</text:p>
              </text:list-item>
              <text:list-item>
                <text:p>switch to cross-validation</text:p>
              </text:list-item>
              <text:list-item>
                <text:p>on data tab: </text:p>
                <text:list>
                  <text:list-item>
                    <text:p>show repeats</text:p>
                  </text:list-item>
                  <text:list-item>
                    <text:p>select two rows, ArrayStatistics: ArrayDifference 13-last</text:p>
                  </text:list-item>
                </text:list>
              </text:list-item>
              <text:list-item>
                <text:p>use grouped CV on SampleID</text:p>
              </text:list-item>
              <text:list-item>
                <text:p>additional atts: SampleID</text:p>
              </text:list-item>
              <text:list-item>
                <text:p>evaluate</text:p>
              </text:list-item>
              <text:list-item>
                <text:p>use regular CV</text:p>
              </text:list-item>
              <text:list-item>
                <text:p>evaluate</text:p>
              </text:list-item>
              <text:list-item>
                <text:p>select both, compare output: error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14:18:05.685347789</meta:creation-date>
    <dc:date>2021-11-23T17:19:22.136645909</dc:date>
    <meta:editing-duration>PT16M34S</meta:editing-duration>
    <meta:editing-cycles>3</meta:editing-cycles>
    <meta:generator>LibreOffice/6.4.7.2$Linux_X86_64 LibreOffice_project/40$Build-2</meta:generator>
    <meta:document-statistic meta:object-count="41"/>
  </office:meta>
</office:document-meta>
</file>